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216cm" svg:height="0.962cm" svg:x="5.4cm" svg:y="4.2cm">
          <draw:text-box>
            <text:p>qwerty ca</text:p>
          </draw:text-box>
        </draw:fram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8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2.4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0.5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7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725cm" svg:height="0.962cm" svg:x="6cm" svg:y="4.3cm">
          <draw:text-box>
            <text:p>tcat v0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ises </meta:initial-creator>
    <meta:creation-date>2012-02-10T16:59:04</meta:creation-date>
    <dc:date>2013-05-14T20:00:07</dc:date>
    <dc:creator>Moisès </dc:creator>
    <meta:editing-duration>PT1H53M5S</meta:editing-duration>
    <meta:editing-cycles>26</meta:editing-cycles>
    <meta:generator>LibreOffice/3.5$Linux_X86_64 LibreOffice_project/350m1$Build-2</meta:generator>
    <meta:document-statistic meta:object-count="169"/>
  </office:meta>
</office:document-meta>
</file>